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6D916A174838C8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d6f" officeooo:paragraph-rsid="00036d6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3.8929in" draw:z-index="0"><draw:image xlink:href="Pictures/1000020100000556000003006D916A174838C8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2:52:06.733027688</meta:creation-date>
    <meta:generator>LibreOffice/6.0.7.3$Linux_X86_64 LibreOffice_project/00m0$Build-3</meta:generator>
    <dc:date>2019-02-20T23:38:42.569796661</dc:date>
    <meta:editing-duration>PT33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